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 Sans" svg:font-family="'Open Sans', HelveticaNeue-Light, 'Helvetica Neue Light', 'Helvetica Neue'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676767" style:font-name="Open Sans" fo:font-size="11.25pt" fo:letter-spacing="normal" fo:font-style="normal" fo:font-weight="normal" officeooo:rsid="00069e9f" officeooo:paragraph-rsid="00069e9f"/>
    </style:style>
    <style:style style:name="P2" style:family="paragraph" style:parent-style-name="Standard">
      <style:text-properties fo:font-variant="normal" fo:text-transform="none" fo:color="#676767" style:font-name="Open Sans" fo:font-size="11.25pt" fo:letter-spacing="normal" fo:font-style="normal" fo:font-weight="normal" officeooo:rsid="00088efa" officeooo:paragraph-rsid="00088efa"/>
    </style:style>
    <style:style style:name="P3" style:family="paragraph" style:parent-style-name="Standard">
      <style:text-properties fo:font-variant="normal" fo:text-transform="none" fo:color="#676767" style:font-name="Open Sans" fo:font-size="11.25pt" fo:letter-spacing="normal" fo:font-style="normal" fo:font-weight="normal" officeooo:rsid="0008a7cb" officeooo:paragraph-rsid="0008a7cb"/>
    </style:style>
    <style:style style:name="P4" style:family="paragraph" style:parent-style-name="Standard">
      <style:text-properties fo:font-variant="normal" fo:text-transform="none" fo:color="#676767" style:font-name="Open Sans" fo:font-size="11.25pt" fo:letter-spacing="normal" fo:font-style="normal" fo:font-weight="normal" officeooo:rsid="000bfab9" officeooo:paragraph-rsid="0008a7cb" style:font-weight-asian="normal" style:font-weight-complex="normal"/>
    </style:style>
    <style:style style:name="P5" style:family="paragraph" style:parent-style-name="Standard">
      <style:text-properties fo:font-variant="normal" fo:text-transform="none" fo:color="#676767" style:font-name="Open Sans" fo:font-size="11.25pt" fo:letter-spacing="normal" fo:font-style="normal" fo:font-weight="bold" officeooo:rsid="00088efa" officeooo:paragraph-rsid="00088efa" style:font-weight-asian="bold" style:font-weight-complex="bold"/>
    </style:style>
    <style:style style:name="P6" style:family="paragraph" style:parent-style-name="Standard">
      <style:text-properties fo:font-variant="normal" fo:text-transform="none" fo:color="#676767" style:font-name="Open Sans" fo:font-size="11.25pt" fo:letter-spacing="normal" fo:font-style="normal" fo:font-weight="bold" officeooo:rsid="0008a7cb" officeooo:paragraph-rsid="0008a7cb" style:font-weight-asian="bold" style:font-weight-complex="bold"/>
    </style:style>
    <style:style style:name="P7" style:family="paragraph" style:parent-style-name="Standard">
      <style:text-properties fo:font-variant="normal" fo:text-transform="none" fo:color="#676767" style:font-name="Open Sans" fo:font-size="11.25pt" fo:letter-spacing="normal" fo:font-style="normal" fo:font-weight="bold" officeooo:rsid="000b3bb7" officeooo:paragraph-rsid="000b3bb7" style:font-weight-asian="bold" style:font-weight-complex="bold"/>
    </style:style>
    <style:style style:name="P8" style:family="paragraph" style:parent-style-name="Standard">
      <style:text-properties fo:font-variant="normal" fo:text-transform="none" fo:color="#676767" style:font-name="Open Sans" fo:font-size="11.25pt" fo:letter-spacing="normal" fo:font-style="normal" fo:font-weight="normal" officeooo:rsid="000bfab9" officeooo:paragraph-rsid="0008a7cb" style:font-weight-asian="normal" style:font-weight-complex="normal"/>
    </style:style>
    <style:style style:name="T1" style:family="text">
      <style:text-properties officeooo:rsid="000e797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Recuva.</text:p>
      <text:p text:style-name="P1">¿Has borrado archivos importantes sin querer?<text:span text:style-name="T1">¿Los has perdido por una falla del sistema?</text:span></text:p>
      <text:p text:style-name="P1">Sin problema, Recuva recupera archivos de tu ordenador <text:s/>y tarjetas de memoria.</text:p>
      <text:p text:style-name="P1"/>
      <text:p text:style-name="P5">Recuperación avanzada de archivos.</text:p>
      <text:p text:style-name="P2">Recuva puede recuperar imágenes, música, documentos, vídeos, e-mails o cualquier otro tipo de archivo que hayas perdido. Además puede recuperar desde cualquier unidad reescribible que tengas.</text:p>
      <text:p text:style-name="P2"/>
      <text:p text:style-name="P5">Recuperación desde discos dañados.</text:p>
      <text:p text:style-name="P2">A diferencia de otros programas u herramientas para recuperar archivos. Recuva recupera archivos desde discos dañados o recién formateados. Una mayor felxibilidad significa más posibilidades de recuperación.</text:p>
      <text:p text:style-name="P1"/>
      <text:p text:style-name="P5">Análisis en profundidad de archivos.</text:p>
      <text:p text:style-name="P2">Para esos archivos que sean difíciles de encontrar, Recuva tiene un escáner avanzado que rebusca en tu unidad para encontrar trazas de archivos que hayas borrado o perdido.</text:p>
      <text:p text:style-name="P1"/>
      <text:p text:style-name="P6">Borra tus archivos con seguridad.</text:p>
      <text:p text:style-name="P3">En algunas ocasiones quieres borrar algún archivo para mejor. La característica de Recuva de seguridad de sobre escritura usa técnicas de borrado industriales y militares te permite estar seguro de que tus archivos queden borrados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Open Sans" svg:font-family="'Open Sans', HelveticaNeue-Light, 'Helvetica Neue Light', 'Helvetica Neue'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8T20:15:35.524035492</meta:creation-date>
    <dc:date>2016-12-05T18:58:52.930626078</dc:date>
    <meta:editing-duration>PT2H25M20S</meta:editing-duration>
    <meta:editing-cycles>7</meta:editing-cycles>
    <meta:generator>LibreOffice/4.4.7.2$Linux_X86_64 LibreOffice_project/40m0$Build-2</meta:generator>
    <meta:document-statistic meta:table-count="0" meta:image-count="0" meta:object-count="0" meta:page-count="1" meta:paragraph-count="12" meta:word-count="160" meta:character-count="1112" meta:non-whitespace-character-count="961"/>
  </office:meta>
</office:document-meta>
</file>